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10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10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<text:span text:style-name="T1">  </text:span><text:span text:style-name="T2">97年  11月</text:span>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<text:s text:c="3"/>November- 2008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3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3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1"> </text:span><text:span text:style-name="T2">區　</text:span><text:span text:style-name="T4"> </text:span><text:span text:style-name="T2">別</text:span></text:p>
            <text:p><text:span text:style-name="T3"/></text:p>
            <text:p><text:span text:style-name="T1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1">(</text:span><text:span text:style-name="T2">經認定</text:span><text:span text:style-name="T4">)</text:span><text:span text:style-name="T2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83868" calcext:value-type="float">
            <text:p><text:s/>483,868 </text:p>
          </table:table-cell>
          <table:table-cell table:style-name="ce28" office:value-type="float" office:value="2081" calcext:value-type="float">
            <text:p><text:s/>2,081 </text:p>
          </table:table-cell>
          <table:table-cell table:style-name="ce28" office:value-type="float" office:value="25481" calcext:value-type="float">
            <text:p><text:s/>25,481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433848" calcext:value-type="float">
            <text:p><text:s/>433,848 </text:p>
          </table:table-cell>
          <table:table-cell table:style-name="ce28" office:value-type="float" office:value="507" calcext:value-type="float">
            <text:p><text:s/>507 </text:p>
          </table:table-cell>
          <table:table-cell table:style-name="ce28" office:value-type="float" office:value="22065" calcext:value-type="float">
            <text:p><text:s/>22,065 </text:p>
          </table:table-cell>
          <table:table-cell table:style-name="ce28" office:value-type="float" office:value="1049" calcext:value-type="float">
            <text:p><text:s/>1,049 </text:p>
          </table:table-cell>
          <table:table-cell table:style-name="ce28" office:value-type="float" office:value="2994" calcext:value-type="float">
            <text:p><text:s/>2,994 </text:p>
          </table:table-cell>
          <table:table-cell table:style-name="ce28" office:value-type="float" office:value="2474" calcext:value-type="float">
            <text:p><text:s/>2,474 </text:p>
          </table:table-cell>
          <table:table-cell table:style-name="ce28" office:value-type="float" office:value="520" calcext:value-type="float">
            <text:p><text:s/>520 </text:p>
          </table:table-cell>
          <table:table-cell table:style-name="ce28" office:value-type="float" office:value="152" calcext:value-type="float">
            <text:p><text:s/>152 </text:p>
          </table:table-cell>
          <table:table-cell table:style-name="ce28" office:value-type="float" office:value="41" calcext:value-type="float">
            <text:p><text:s/>41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313598" calcext:value-type="float">
            <text:p><text:s/>313,598 </text:p>
          </table:table-cell>
          <table:table-cell table:style-name="ce28" office:value-type="float" office:value="1289" calcext:value-type="float">
            <text:p><text:s/>1,289 </text:p>
          </table:table-cell>
          <table:table-cell table:style-name="ce28" office:value-type="float" office:value="18399" calcext:value-type="float">
            <text:p><text:s/>18,399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276312" calcext:value-type="float">
            <text:p><text:s/>276,312 </text:p>
          </table:table-cell>
          <table:table-cell table:style-name="ce28" office:value-type="float" office:value="418" calcext:value-type="float">
            <text:p><text:s/>418 </text:p>
          </table:table-cell>
          <table:table-cell table:style-name="ce28" office:value-type="float" office:value="17075" calcext:value-type="float">
            <text:p><text:s/>17,075 </text:p>
          </table:table-cell>
          <table:table-cell table:style-name="ce28" office:value-type="float" office:value="647" calcext:value-type="float">
            <text:p><text:s/>647 </text:p>
          </table:table-cell>
          <table:table-cell table:style-name="ce28" office:value-type="float" office:value="2031" calcext:value-type="float">
            <text:p><text:s/>2,031 </text:p>
          </table:table-cell>
          <table:table-cell table:style-name="ce28" office:value-type="float" office:value="1812" calcext:value-type="float">
            <text:p><text:s/>1,812 </text:p>
          </table:table-cell>
          <table:table-cell table:style-name="ce28" office:value-type="float" office:value="219" calcext:value-type="float">
            <text:p><text:s/>219 </text:p>
          </table:table-cell>
          <table:table-cell table:style-name="ce28" office:value-type="float" office:value="88" calcext:value-type="float">
            <text:p><text:s/>88 </text:p>
          </table:table-cell>
          <table:table-cell table:style-name="ce28" office:value-type="float" office:value="38" calcext:value-type="float">
            <text:p><text:s/>38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48817" calcext:value-type="float">
            <text:p><text:s/>148,817 </text:p>
          </table:table-cell>
          <table:table-cell table:style-name="ce29" office:value-type="float" office:value="1005" calcext:value-type="float">
            <text:p><text:s/>1,00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38192" calcext:value-type="float">
            <text:p><text:s/>138,192 </text:p>
          </table:table-cell>
          <table:table-cell table:style-name="ce29" office:value-type="float" office:value="395" calcext:value-type="float">
            <text:p><text:s/>395 </text:p>
          </table:table-cell>
          <table:table-cell table:style-name="ce29" office:value-type="float" office:value="9605" calcext:value-type="float">
            <text:p><text:s/>9,605 </text:p>
          </table:table-cell>
          <table:table-cell table:style-name="ce29" office:value-type="float" office:value="562" calcext:value-type="float">
            <text:p><text:s/>562 </text:p>
          </table:table-cell>
          <table:table-cell table:style-name="ce29" office:value-type="float" office:value="1068" calcext:value-type="float">
            <text:p><text:s/>1,068 </text:p>
          </table:table-cell>
          <table:table-cell table:style-name="ce29" office:value-type="float" office:value="1020" calcext:value-type="float">
            <text:p><text:s/>1,020 </text:p>
          </table:table-cell>
          <table:table-cell table:style-name="ce29" office:value-type="float" office:value="48" calcext:value-type="float">
            <text:p><text:s/>48 </text:p>
          </table:table-cell>
          <table:table-cell table:style-name="ce29" office:value-type="float" office:value="37" calcext:value-type="float">
            <text:p><text:s/>37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265" calcext:value-type="float">
            <text:p><text:s/>2,265 </text:p>
          </table:table-cell>
          <table:table-cell table:style-name="ce29" office:value-type="float" office:value="14" calcext:value-type="float">
            <text:p><text:s/>14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13" calcext:value-type="float">
            <text:p><text:s/>513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95" calcext:value-type="float">
            <text:p><text:s/>95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12" calcext:value-type="float">
            <text:p><text:s/>12 </text:p>
          </table:table-cell>
          <table:table-cell table:number-columns-repeated="2" table:style-name="ce29" office:value-type="float" office:value="6" calcext:value-type="float">
            <text:p><text:s/>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26167" calcext:value-type="float">
            <text:p><text:s/>26,167 </text:p>
          </table:table-cell>
          <table:table-cell table:style-name="ce29" office:value-type="float" office:value="19" calcext:value-type="float">
            <text:p><text:s/>19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3469" calcext:value-type="float">
            <text:p><text:s/>23,4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811" calcext:value-type="float">
            <text:p><text:s/>1,81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72" calcext:value-type="float">
            <text:p><text:s/>172 </text:p>
          </table:table-cell>
          <table:table-cell table:style-name="ce29" office:value-type="float" office:value="153" calcext:value-type="float">
            <text:p><text:s/>153 </text:p>
          </table:table-cell>
          <table:table-cell table:style-name="ce29" office:value-type="float" office:value="19" calcext:value-type="float">
            <text:p><text:s/>19 </text:p>
          </table:table-cell>
          <table:table-cell table:style-name="ce29" office:value-type="float" office:value="51" calcext:value-type="float">
            <text:p><text:s/>51 </text:p>
          </table:table-cell>
          <table:table-cell table:style-name="ce29" office:value-type="float" office:value="35" calcext:value-type="float">
            <text:p><text:s/>35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710" calcext:value-type="float">
            <text:p><text:s/>3,710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57" calcext:value-type="float">
            <text:p><text:s/>2,2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24" calcext:value-type="float">
            <text:p><text:s/>324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20" calcext:value-type="float">
            <text:p><text:s/>2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1254" calcext:value-type="float">
            <text:p><text:s/>1,254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954" calcext:value-type="float">
            <text:p><text:s/>95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42" calcext:value-type="float">
            <text:p><text:s/>242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59" calcext:value-type="float">
            <text:p><text:s/>59 </text:p>
          </table:table-cell>
          <table:table-cell table:style-name="ce29" office:value-type="float" office:value="58" calcext:value-type="float">
            <text:p><text:s/>58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738" calcext:value-type="float">
            <text:p><text:s/>6,738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491" calcext:value-type="float">
            <text:p><text:s/>5,491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18" calcext:value-type="float">
            <text:p><text:s/>118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2" calcext:value-type="float">
            <text:p><text:s/>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772" calcext:value-type="float">
            <text:p><text:s/>4,772 </text:p>
          </table:table-cell>
          <table:table-cell table:style-name="ce29" office:value-type="float" office:value="24" calcext:value-type="float">
            <text:p><text:s/>24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199" calcext:value-type="float">
            <text:p><text:s/>4,199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327" calcext:value-type="float">
            <text:p><text:s/>3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7" calcext:value-type="float">
            <text:p><text:s/>27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20" calcext:value-type="float">
            <text:p><text:s/>2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35" calcext:value-type="float">
            <text:p><text:s/>1,635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3" calcext:value-type="float">
            <text:p><text:s/>1,523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6" calcext:value-type="float">
            <text:p><text:s/>6 </text:p>
          </table:table-cell>
          <table:table-cell table:number-columns-repeated="2" table:style-name="ce29" office:value-type="float" office:value="4" calcext:value-type="float">
            <text:p><text:s/>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2020" calcext:value-type="float">
            <text:p><text:s/>2,020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656" calcext:value-type="float">
            <text:p><text:s/>1,656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45" calcext:value-type="float">
            <text:p><text:s/>45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5" calcext:value-type="float">
            <text:p><text:s/>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944" calcext:value-type="float">
            <text:p><text:s/>1,944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77" calcext:value-type="float">
            <text:p><text:s/>1,47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0" calcext:value-type="float">
            <text:p><text:s/>90 </text:p>
          </table:table-cell>
          <table:table-cell table:style-name="ce29" office:value-type="float" office:value="9" calcext:value-type="float">
            <text:p><text:s/>9 </text:p>
          </table:table-cell>
          <table:table-cell table:number-columns-repeated="2" table:style-name="ce29" office:value-type="float" office:value="20" calcext:value-type="float">
            <text:p><text:s/>2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522" calcext:value-type="float">
            <text:p><text:s/>522 </text:p>
          </table:table-cell>
          <table:table-cell table:style-name="ce29" office:value-type="float" office:value="12" calcext:value-type="float">
            <text:p><text:s/>1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71" calcext:value-type="float">
            <text:p><text:s/>371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35" calcext:value-type="float">
            <text:p><text:s/>13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7" calcext:value-type="float">
            <text:p><text:s/>27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11" calcext:value-type="float">
            <text:p><text:s/>1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1830" calcext:value-type="float">
            <text:p><text:s/>11,830 </text:p>
          </table:table-cell>
          <table:table-cell table:style-name="ce29" office:value-type="float" office:value="30" calcext:value-type="float">
            <text:p><text:s/>30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885" calcext:value-type="float">
            <text:p><text:s/>10,88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605" calcext:value-type="float">
            <text:p><text:s/>60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01" calcext:value-type="float">
            <text:p><text:s/>201 </text:p>
          </table:table-cell>
          <table:table-cell table:style-name="ce29" office:value-type="float" office:value="171" calcext:value-type="float">
            <text:p><text:s/>171 </text:p>
          </table:table-cell>
          <table:table-cell table:style-name="ce29" office:value-type="float" office:value="30" calcext:value-type="float">
            <text:p><text:s/>3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761" calcext:value-type="float">
            <text:p><text:s/>12,761 </text:p>
          </table:table-cell>
          <table:table-cell table:style-name="ce29" office:value-type="float" office:value="40" calcext:value-type="float">
            <text:p><text:s/>40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86" calcext:value-type="float">
            <text:p><text:s/>11,78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8" calcext:value-type="float">
            <text:p><text:s/>118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41" calcext:value-type="float">
            <text:p><text:s/>41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39" calcext:value-type="float">
            <text:p><text:s/>3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45" calcext:value-type="float">
            <text:p><text:s/>34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345" calcext:value-type="float">
            <text:p><text:s/>345 </text:p>
          </table:table-cell>
          <table:table-cell table:number-columns-repeated="8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351" calcext:value-type="float">
            <text:p><text:s/>2,351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182" calcext:value-type="float">
            <text:p><text:s/>2,18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7" calcext:value-type="float">
            <text:p><text:s/>1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" calcext:value-type="float">
            <text:p><text:s/>14 </text:p>
          </table:table-cell>
          <table:table-cell table:style-name="ce29" office:value-type="float" office:value="12" calcext:value-type="float">
            <text:p><text:s/>12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5" calcext:value-type="float">
            <text:p><text:s/>5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4" table:style-name="ce29" office:value-type="float" office:value="0" calcext:value-type="float">
            <text:p><text:s/>-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5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6541" calcext:value-type="float">
            <text:p><text:s/>16,541 </text:p>
          </table:table-cell>
          <table:table-cell table:style-name="ce29" office:value-type="float" office:value="24" calcext:value-type="float">
            <text:p><text:s/>24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39" calcext:value-type="float">
            <text:p><text:s/>15,239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346" calcext:value-type="float">
            <text:p><text:s/>346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46" calcext:value-type="float">
            <text:p><text:s/>46 </text:p>
          </table:table-cell>
          <table:table-cell table:style-name="ce29" office:value-type="float" office:value="24" calcext:value-type="float">
            <text:p><text:s/>24 </text:p>
          </table:table-cell>
          <table:table-cell table:style-name="ce29" office:value-type="float" office:value="22" calcext:value-type="float">
            <text:p><text:s/>2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809" calcext:value-type="float">
            <text:p><text:s/>5,809 </text:p>
          </table:table-cell>
          <table:table-cell table:style-name="ce29" office:value-type="float" office:value="25" calcext:value-type="float">
            <text:p><text:s/>25 </text:p>
          </table:table-cell>
          <table:table-cell table:style-name="ce29" office:value-type="float" office:value="610" calcext:value-type="float">
            <text:p><text:s/>610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4885" calcext:value-type="float">
            <text:p><text:s/>4,885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267" calcext:value-type="float">
            <text:p><text:s/>267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58" calcext:value-type="float">
            <text:p><text:s/>58 </text:p>
          </table:table-cell>
          <table:table-cell table:style-name="ce29" office:value-type="float" office:value="47" calcext:value-type="float">
            <text:p><text:s/>47 </text:p>
          </table:table-cell>
          <table:table-cell table:style-name="ce29" office:value-type="float" office:value="11" calcext:value-type="float">
            <text:p><text:s/>1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30240" calcext:value-type="float">
            <text:p><text:s/>30,240 </text:p>
          </table:table-cell>
          <table:table-cell table:style-name="ce29" office:value-type="float" office:value="28" calcext:value-type="float">
            <text:p><text:s/>28 </text:p>
          </table:table-cell>
          <table:table-cell table:style-name="ce29" office:value-type="float" office:value="3066" calcext:value-type="float">
            <text:p><text:s/>3,06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4739" calcext:value-type="float">
            <text:p><text:s/>24,739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2260" calcext:value-type="float">
            <text:p><text:s/>2,260 </text:p>
          </table:table-cell>
          <table:table-cell table:style-name="ce29" office:value-type="float" office:value="25" calcext:value-type="float">
            <text:p><text:s/>25 </text:p>
          </table:table-cell>
          <table:table-cell table:number-columns-repeated="2" table:style-name="ce29" office:value-type="float" office:value="175" calcext:value-type="float">
            <text:p><text:s/>17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712" calcext:value-type="float">
            <text:p><text:s/>15,712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3521" calcext:value-type="float">
            <text:p><text:s/>3,52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2070" calcext:value-type="float">
            <text:p><text:s/>12,07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2" calcext:value-type="float">
            <text:p><text:s/>102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19" calcext:value-type="float">
            <text:p><text:s/>19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8160" calcext:value-type="float">
            <text:p><text:s/>18,160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079" calcext:value-type="float">
            <text:p><text:s/>14,07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21" calcext:value-type="float">
            <text:p><text:s/>421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61" calcext:value-type="float">
            <text:p><text:s/>61 </text:p>
          </table:table-cell>
          <table:table-cell table:style-name="ce29" office:value-type="float" office:value="51" calcext:value-type="float">
            <text:p><text:s/>51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8506" calcext:value-type="float">
            <text:p><text:s/>78,506 </text:p>
          </table:table-cell>
          <table:table-cell table:style-name="ce28" office:value-type="float" office:value="487" calcext:value-type="float">
            <text:p><text:s/>487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69780" calcext:value-type="float">
            <text:p><text:s/>69,780 </text:p>
          </table:table-cell>
          <table:table-cell table:style-name="ce28" office:value-type="float" office:value="66" calcext:value-type="float">
            <text:p><text:s/>66 </text:p>
          </table:table-cell>
          <table:table-cell table:style-name="ce28" office:value-type="float" office:value="1749" calcext:value-type="float">
            <text:p><text:s/>1,749 </text:p>
          </table:table-cell>
          <table:table-cell table:style-name="ce28" office:value-type="float" office:value="329" calcext:value-type="float">
            <text:p><text:s/>329 </text:p>
          </table:table-cell>
          <table:table-cell table:style-name="ce28" office:value-type="float" office:value="393" calcext:value-type="float">
            <text:p><text:s/>393 </text:p>
          </table:table-cell>
          <table:table-cell table:style-name="ce28" office:value-type="float" office:value="301" calcext:value-type="float">
            <text:p><text:s/>301 </text:p>
          </table:table-cell>
          <table:table-cell table:style-name="ce28" office:value-type="float" office:value="92" calcext:value-type="float">
            <text:p><text:s/>92 </text:p>
          </table:table-cell>
          <table:table-cell table:style-name="ce28" office:value-type="float" office:value="62" calcext:value-type="float">
            <text:p><text:s/>62 </text:p>
          </table:table-cell>
          <table:table-cell table:style-name="ce28" office:value-type="float" office:value="3" calcext:value-type="float">
            <text:p><text:s/>3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9614" calcext:value-type="float">
            <text:p><text:s/>89,614 </text:p>
          </table:table-cell>
          <table:table-cell table:style-name="ce28" office:value-type="float" office:value="305" calcext:value-type="float">
            <text:p><text:s/>305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6102" calcext:value-type="float">
            <text:p><text:s/>86,102 </text:p>
          </table:table-cell>
          <table:table-cell table:style-name="ce28" office:value-type="float" office:value="23" calcext:value-type="float">
            <text:p><text:s/>23 </text:p>
          </table:table-cell>
          <table:table-cell table:style-name="ce28" office:value-type="float" office:value="3157" calcext:value-type="float">
            <text:p><text:s/>3,157 </text:p>
          </table:table-cell>
          <table:table-cell table:style-name="ce28" office:value-type="float" office:value="73" calcext:value-type="float">
            <text:p><text:s/>73 </text:p>
          </table:table-cell>
          <table:table-cell table:style-name="ce28" office:value-type="float" office:value="564" calcext:value-type="float">
            <text:p><text:s/>564 </text:p>
          </table:table-cell>
          <table:table-cell table:style-name="ce28" office:value-type="float" office:value="355" calcext:value-type="float">
            <text:p><text:s/>355 </text:p>
          </table:table-cell>
          <table:table-cell table:style-name="ce28" office:value-type="float" office:value="209" calcext:value-type="float">
            <text:p><text:s/>209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2150" calcext:value-type="float">
            <text:p><text:s/>2,150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406" calcext:value-type="float">
            <text:p><text:s/>40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1654" calcext:value-type="float">
            <text:p><text:s/>1,654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84" calcext:value-type="float">
            <text:p><text:s/>84 </text:p>
          </table:table-cell>
          <table:table-cell table:style-name="ce28" office:value-type="float" office:value="0" calcext:value-type="float">
            <text:p><text:s/>- </text:p>
          </table:table-cell>
          <table:table-cell table:number-columns-repeated="2" table:style-name="ce28" office:value-type="float" office:value="6" calcext:value-type="float">
            <text:p><text:s/>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710" calcext:value-type="float">
            <text:p><text:s/>1,71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1634" calcext:value-type="float">
            <text:p><text:s/>1,6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71" calcext:value-type="float">
            <text:p><text:s/>71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5" calcext:value-type="float">
            <text:p><text:s/>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440" calcext:value-type="float">
            <text:p><text:s/>44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06" calcext:value-type="float">
            <text:p><text:s/>4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0" calcext:value-type="float">
            <text:p><text:s/>2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3" calcext:value-type="float">
            <text:p><text:s/>13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" calcext:value-type="float">
            <text:p><text:s/>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10違章拆除" style:display-name="PageStyle_9610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9-02-13T11:22:31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